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style:font-face style:name="ui-sans-serif" svg:font-family="ui-sans-serif, system-ui, sans-serif, 'Apple Color Emoji', 'Segoe UI Emoji', 'Segoe UI Symbol', 'Noto Color Emoji'"/>
  </office:font-face-decls>
  <office:automatic-styles>
    <style:style style:name="P1" style:family="paragraph" style:parent-style-name="Heading_20_3">
      <style:paragraph-properties style:line-height-at-least="0.198in"/>
      <style:text-properties fo:color="#000000" loext:opacity="100%" style:font-name="ARIAL" fo:font-size="10.5pt" fo:font-weight="bold" officeooo:rsid="00062a71" officeooo:paragraph-rsid="00062a71" fo:background-color="#ffffff" style:font-weight-asian="bold" style:font-weight-complex="bold"/>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margin-top="0in" fo:margin-bottom="0.1965in" style:contextual-spacing="false"/>
      <style:text-properties officeooo:paragraph-rsid="0006cf0e"/>
    </style:style>
    <style:style style:name="P5" style:family="paragraph" style:parent-style-name="Preformatted_20_Text">
      <style:paragraph-properties fo:margin-top="0in" fo:margin-bottom="0.1965in" style:contextual-spacing="false"/>
      <style:text-properties officeooo:paragraph-rsid="000a263a"/>
    </style:style>
    <style:style style:name="P6" style:family="paragraph" style:parent-style-name="Standard">
      <style:text-properties officeooo:rsid="000519e7" officeooo:paragraph-rsid="000519e7"/>
    </style:style>
    <style:style style:name="P7" style:family="paragraph" style:parent-style-name="Standard">
      <style:text-properties fo:color="#000000" loext:opacity="100%" officeooo:rsid="000519e7" officeooo:paragraph-rsid="000519e7" fo:background-color="#ffffff"/>
    </style:style>
    <style:style style:name="P8" style:family="paragraph" style:parent-style-name="Standard">
      <style:paragraph-properties style:line-height-at-least="0.198in"/>
      <style:text-properties fo:color="#000000" loext:opacity="100%" style:font-name="ARIAL" fo:font-size="10.5pt" fo:font-weight="normal" officeooo:rsid="000519e7" fo:background-color="#ffffff"/>
    </style:style>
    <style:style style:name="P9" style:family="paragraph" style:parent-style-name="Standard">
      <style:paragraph-properties style:line-height-at-least="0.198in"/>
      <style:text-properties fo:color="#000000" loext:opacity="100%" style:font-name="ARIAL" fo:font-size="10.5pt" fo:font-weight="normal" officeooo:rsid="000519e7" officeooo:paragraph-rsid="000519e7" fo:background-color="#ffffff"/>
    </style:style>
    <style:style style:name="P10" style:family="paragraph" style:parent-style-name="Standard">
      <style:paragraph-properties style:line-height-at-least="0.198in"/>
      <style:text-properties fo:color="#000000" loext:opacity="100%" style:font-name="ARIAL" fo:font-size="10.5pt" fo:font-weight="normal" officeooo:rsid="000519e7" officeooo:paragraph-rsid="00062a71" fo:background-color="#ffffff"/>
    </style:style>
    <style:style style:name="P11" style:family="paragraph" style:parent-style-name="Standard">
      <style:paragraph-properties style:line-height-at-least="0.198in"/>
      <style:text-properties fo:color="#000000" loext:opacity="100%" style:font-name="ARIAL" fo:font-size="10.5pt" fo:font-weight="normal" officeooo:rsid="00062a71" officeooo:paragraph-rsid="00062a71" fo:background-color="#ffffff"/>
    </style:style>
    <style:style style:name="P12" style:family="paragraph" style:parent-style-name="Standard">
      <style:paragraph-properties style:line-height-at-least="0.198in"/>
      <style:text-properties fo:color="#000000" loext:opacity="100%" style:font-name="ARIAL" fo:font-size="10.5pt" fo:font-weight="normal" officeooo:paragraph-rsid="00062a71" fo:background-color="#ffffff"/>
    </style:style>
    <style:style style:name="P13" style:family="paragraph" style:parent-style-name="Standard">
      <style:paragraph-properties style:line-height-at-least="0.198in"/>
      <style:text-properties fo:color="#000000" loext:opacity="100%" style:font-name="ARIAL" fo:font-size="10.5pt" fo:font-style="italic" fo:font-weight="normal" officeooo:rsid="00062a71" officeooo:paragraph-rsid="00062a71" fo:background-color="#ffffff" style:font-style-asian="italic" style:font-weight-asian="normal" style:font-style-complex="italic" style:font-weight-complex="normal"/>
    </style:style>
    <style:style style:name="P14" style:family="paragraph" style:parent-style-name="Standard">
      <style:text-properties style:font-name="ARIAL" officeooo:rsid="000519e7" officeooo:paragraph-rsid="000519e7"/>
    </style:style>
    <style:style style:name="T1" style:family="text">
      <style:text-properties officeooo:rsid="000519e7"/>
    </style:style>
    <style:style style:name="T2" style:family="text">
      <style:text-properties fo:color="#cccccc" loext:opacity="100%" style:font-name="Droid Sans Mono" fo:font-weight="bold" officeooo:rsid="00062a71" fo:background-color="#1f1f1f" loext:char-shading-value="0" style:font-weight-asian="bold" style:font-weight-complex="bold"/>
    </style:style>
    <style:style style:name="T3" style:family="text">
      <style:text-properties fo:color="#9cdcfe" loext:opacity="100%" style:font-name="Droid Sans Mono" fo:font-weight="bold" officeooo:rsid="00062a71" fo:background-color="#1f1f1f" loext:char-shading-value="0" style:font-weight-asian="bold" style:font-weight-complex="bold"/>
    </style:style>
    <style:style style:name="T4" style:family="text">
      <style:text-properties fo:color="#569cd6" loext:opacity="100%" style:font-name="Droid Sans Mono" fo:font-weight="bold" officeooo:rsid="00062a71" fo:background-color="#1f1f1f" loext:char-shading-value="0" style:font-weight-asian="bold" style:font-weight-complex="bold"/>
    </style:style>
    <style:style style:name="T5" style:family="text">
      <style:text-properties fo:color="#000000" loext:opacity="100%" fo:font-size="10.5pt" fo:font-weight="normal" fo:background-color="#ffffff" loext:char-shading-value="0"/>
    </style:style>
    <style:style style:name="T6" style:family="text">
      <style:text-properties fo:color="#000000" loext:opacity="100%" style:font-name="ARIAL" fo:font-size="10.5pt" fo:font-weight="normal" officeooo:rsid="000519e7" fo:background-color="#ffffff" loext:char-shading-value="0"/>
    </style:style>
    <style:style style:name="T7" style:family="text">
      <style:text-properties fo:color="#000000" loext:opacity="100%" style:font-name="ARIAL" fo:font-size="10.5pt" fo:font-weight="normal" officeooo:rsid="000a263a" fo:background-color="#ffffff" loext:char-shading-value="0"/>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weight="bold" officeooo:rsid="00062a71" style:font-weight-asian="bold" style:font-weight-complex="bold"/>
    </style:style>
    <style:style style:name="T11" style:family="text">
      <style:text-properties fo:font-weight="bold" officeooo:rsid="00062a71" style:font-weight-asian="bold" style:font-weight-complex="bold"/>
    </style:style>
    <style:style style:name="T12" style:family="text">
      <style:text-properties fo:font-weight="bold" officeooo:rsid="000519e7" style:font-weight-asian="bold" style:font-weight-complex="bold"/>
    </style:style>
    <style:style style:name="T13" style:family="text">
      <style:text-properties fo:font-weight="bold" officeooo:rsid="0006cf0e" style:font-weight-asian="bold" style:font-weight-complex="bold"/>
    </style:style>
    <style:style style:name="T14" style:family="text">
      <style:text-properties fo:color="#d4d4d4" loext:opacity="100%" style:font-name="Droid Sans Mono" fo:font-weight="bold" officeooo:rsid="00062a71" fo:background-color="#1f1f1f" loext:char-shading-value="0" style:font-weight-asian="bold" style:font-weight-complex="bold"/>
    </style:style>
    <style:style style:name="T15" style:family="text">
      <style:text-properties officeooo:rsid="0006cf0e"/>
    </style:style>
    <style:style style:name="T16" style:family="text">
      <style:text-properties fo:font-style="italic" style:font-style-asian="italic" style:font-weight-asian="normal" style:font-style-complex="italic" style:font-weight-complex="normal"/>
    </style:style>
    <style:style style:name="T17" style:family="text">
      <style:text-properties style:font-name="arial" fo:font-weight="normal" officeooo:rsid="0006cf0e" style:font-weight-asian="normal" style:font-weight-complex="normal"/>
    </style:style>
    <style:style style:name="T18" style:family="text">
      <style:text-properties style:font-name="arial" fo:font-weight="normal" officeooo:rsid="0008c9fd" style:font-weight-asian="normal" style:font-weight-complex="normal"/>
    </style:style>
    <style:style style:name="T19" style:family="text">
      <style:text-properties fo:font-variant="normal" fo:text-transform="none" fo:color="#000000" loext:opacity="100%" style:font-name="ARIAL" fo:font-size="10.5pt" fo:letter-spacing="normal" fo:font-weight="normal" officeooo:rsid="000519e7" fo:background-color="#ffffff" loext:char-shading-value="0"/>
    </style:style>
    <style:style style:name="T20" style:family="text">
      <style:text-properties fo:font-variant="normal" fo:text-transform="none" fo:color="#000000" loext:opacity="100%" style:font-name="ui-sans-serif" fo:font-size="10.5pt" fo:letter-spacing="normal" fo:font-style="normal" fo:font-weight="normal" officeooo:rsid="000519e7"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Je cree une socket</text:p>
      <text:p text:style-name="P14"/>
      <text:p text:style-name="P14">2. Je m’assure qu’elle sera non bloquante <text:span text:style-name="T5"><text:s/>(OBLIGATOIRE!) Un serveur avec plusieurs clients ne veut pas être bloqué sur un seul client.</text:span></text:p>
      <text:p text:style-name="P14"><text:span text:style-name="T5"/></text:p>
      <text:p text:style-name="P8">//Exemple : si un client n’envoie rien, le serveur doit continuer de gérer les autres.</text:p>
      <text:p text:style-name="P8">fcntl(socketFD, F_SETFL, O_NONBLOCK);</text:p>
      <text:p text:style-name="P8"/>
      <text:p text:style-name="P9">3. Je configure ma socket</text:p>
      <text:p text:style-name="P9"/>
      <text:p text:style-name="P9">4. Je bind la sur le port</text:p>
      <text:p text:style-name="P9"/>
      <text:p text:style-name="P9">5. J’ecoute sur le port avec la socket</text:p>
      <text:p text:style-name="P9"/>
      <text:p text:style-name="P9">6. Je vais ensuite utiliser la structure pollfd et la fonction poll() pour sonder les sockets c’est a dire pour verifier si elles recoivent des donnees</text:p>
      <text:p text:style-name="P9"/>
      <text:p text:style-name="P12"><text:span text:style-name="T1">7. Je vais dire a poll de chercher dans mes sockets l’</text:span><text:span text:style-name="T12">evenement POLLIN </text:span><text:span text:style-name="T11">(</text:span><text:span text:style-name="T3">p</text:span><text:span text:style-name="T2">.</text:span><text:span text:style-name="T3">events</text:span><text:span text:style-name="T2"> </text:span><text:span text:style-name="T14">=</text:span><text:span text:style-name="T2"> </text:span><text:span text:style-name="T4">POLLIN</text:span><text:span text:style-name="T2">)</text:span></text:p>
      <text:p text:style-name="P10"><text:span text:style-name="T9">.</text:span> POLLIN est un événement utilisé avec poll() pour indiquer qu’un file descriptor (souvent une socket) a des <text:span text:style-name="T8">données disponibles à lire.</text:span></text:p>
      <text:p text:style-name="P10"/>
      <text:p text:style-name="P11">8. Je vais parcourir mon container de <text:span text:style-name="T15">structure de </text:span>sockets et verifier dans chaque socket si il ya un evenement trouve dans revents.</text:p>
      <text:p text:style-name="P11"/>
      <text:p text:style-name="P11">9. Si l’evenement trouve dans revents est un POLLIN, alors cela siginifie que la socket contient quelque chose a lire</text:p>
      <text:p text:style-name="P11"/>
      <text:p text:style-name="P11">10. Je vais ensuite verifier de quel socket il s’agit :</text:p>
      <text:p text:style-name="P11"/>
      <text:p text:style-name="P11"><text:tab/>- s’il s’agit du socket du server alors je sais qu’un client essaye de se connecter au serveur.</text:p>
      <text:p text:style-name="P11"><text:tab/><text:tab/><text:span text:style-name="T16">a. Je vais alors accepter la connexion et en faisant cela je vais creer un socket pour la client qui <text:s/>essaye de se connecter.</text:span></text:p>
      <text:p text:style-name="P13"><text:tab/><text:tab/>b. Je vais ensuite rajouter ce socket client <text:span text:style-name="T15">a mon container de structure de sockets et mettre POLLIN dans events de la structure</text:span></text:p>
      <text:p text:style-name="P11"><text:span text:style-name="T13"/></text:p>
      <text:h text:style-name="P1" text:outline-level="3">Structure pollfd</text:h>
      <text:p text:style-name="Preformatted_20_Text"><text:span text:style-name="Source_20_Text"><text:span text:style-name="T9">struct pollfd {</text:span></text:span></text:p>
      <text:p text:style-name="Preformatted_20_Text"><text:span text:style-name="Source_20_Text"><text:span text:style-name="T9"><text:s text:c="4"/>int <text:s text:c="2"/>fd; <text:s text:c="7"/>// File descriptor à surveiller</text:span></text:span></text:p>
      <text:p text:style-name="Preformatted_20_Text"><text:span text:style-name="Source_20_Text"><text:span text:style-name="T9"><text:s text:c="4"/>short events; <text:s text:c="2"/>// Événements demandés (POLLIN | POLLOUT)</text:span></text:span></text:p>
      <text:p text:style-name="Preformatted_20_Text"><text:span text:style-name="Source_20_Text"><text:span text:style-name="T9"><text:s text:c="4"/>short revents; <text:s/>// Événements retournés par poll()</text:span></text:span></text:p>
      <text:p text:style-name="Preformatted_20_Text"><text:span text:style-name="Source_20_Text"><text:span text:style-name="T9">};</text:span></text:span></text:p>
      <text:p text:style-name="P3"/>
      <text:p text:style-name="Preformatted_20_Text"><text:span text:style-name="Source_20_Text"><text:span text:style-name="T9">// Événements possibles:</text:span></text:span></text:p>
      <text:p text:style-name="Preformatted_20_Text"><text:span text:style-name="Source_20_Text"><text:span text:style-name="T9">POLLIN <text:s text:c="2"/>// Données disponibles en lecture</text:span></text:span></text:p>
      <text:p text:style-name="Preformatted_20_Text"><text:span text:style-name="Source_20_Text"><text:span text:style-name="T9">POLLOUT <text:s/>// Socket prêt pour écriture</text:span></text:span></text:p>
      <text:p text:style-name="Preformatted_20_Text"><text:span text:style-name="Source_20_Text"><text:span text:style-name="T9">POLLERR <text:s/>// Erreur sur le socket</text:span></text:span></text:p>
      <text:p text:style-name="P2"><text:span text:style-name="Source_20_Text"><text:span text:style-name="T9">POLLHUP <text:s/>// Connexion fermée</text:span></text:span></text:p>
      <text:p text:style-name="P4"><text:span text:style-name="Source_20_Text"><text:span text:style-name="T17">11. Ensuite quand je reviens dans mon while si un client deja connecte et donc qui possede deja un socket dans le container essaie de m’envoyer un message je vais read ce qu’il va envoyer avec read date from socket </text:span></text:span></text:p>
      <text:p text:style-name="P4"><text:span text:style-name="Source_20_Text"><text:span text:style-name="T17">12. c’est la fonction recv qui me permet de recevoir les donnes dans </text:span></text:span><text:span text:style-name="Source_20_Text"><text:span text:style-name="T18">un buffer</text:span></text:span></text:p>
      <text:p text:style-name="P5"><text:soft-page-break/><text:span text:style-name="Source_20_Text"><text:span text:style-name="T18">13. </text:span></text:span><text:span text:style-name="Source_20_Text"><text:span text:style-name="T17">je vais parser le contenu recu </text:span></text:span><text:span text:style-name="Source_20_Text"><text:span text:style-name="T18">et verifier si la requete recu contient </text:span></text:span><text:span text:style-name="T6">les informations importantes : </text:span><text:span text:style-name="T19"> </text:span><text:span text:style-name="T20">Méthode (GET/POST/DELETE)</text:span><text:span text:style-name="T6">, URI </text:span><text:span text:style-name="T7">+ queryline</text:span><text:span text:style-name="T6">, </text:span><text:span text:style-name="T7">version HTTP, </text:span><text:span text:style-name="T6">headers, body. </text:span></text:p>
      <text:p text:style-name="P7"/>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style:font-face style:name="ui-sans-serif" svg:font-family="ui-sans-serif, system-ui,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6T13:46:37.510809415</meta:creation-date>
    <dc:date>2025-11-26T15:03:50.168167444</dc:date>
    <meta:editing-duration>PT14M50S</meta:editing-duration>
    <meta:editing-cycles>1</meta:editing-cycles>
    <meta:document-statistic meta:table-count="0" meta:image-count="0" meta:object-count="0" meta:page-count="2" meta:paragraph-count="30" meta:word-count="383" meta:character-count="2238" meta:non-whitespace-character-count="1846"/>
    <meta:generator>LibreOffice/7.3.7.2$Linux_X86_64 LibreOffice_project/30$Build-2</meta:generator>
  </office:meta>
</office:document-meta>
</file>